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1" style:family="table">
      <style:table-properties style:width="25.596cm" table:align="left"/>
    </style:style>
    <style:style style:name="Tableau11.A" style:family="table-column">
      <style:table-column-properties style:column-width="4.249cm"/>
    </style:style>
    <style:style style:name="Tableau11.B" style:family="table-column">
      <style:table-column-properties style:column-width="3.84cm"/>
    </style:style>
    <style:style style:name="Tableau11.C" style:family="table-column">
      <style:table-column-properties style:column-width="7.197cm"/>
    </style:style>
    <style:style style:name="Tableau11.D" style:family="table-column">
      <style:table-column-properties style:column-width="10.31cm"/>
    </style:style>
    <style:style style:name="Tableau11.A1" style:family="table-cell">
      <style:table-cell-properties fo:padding="0.097cm" fo:border-left="0.75pt solid #000000" fo:border-right="none" fo:border-top="0.75pt solid #000000" fo:border-bottom="none"/>
    </style:style>
    <style:style style:name="Tableau11.D1" style:family="table-cell">
      <style:table-cell-properties fo:padding="0.097cm" fo:border-left="0.75pt solid #000000" fo:border-right="0.75pt solid #000000" fo:border-top="0.75pt solid #000000" fo:border-bottom="none"/>
    </style:style>
    <style:style style:name="Tableau11.A2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1.D2" style:family="table-cell">
      <style:table-cell-properties fo:padding="0.097cm" fo:border="0.75pt solid #000000"/>
    </style:style>
    <style:style style:name="Tableau11.A3" style:family="table-cell">
      <style:table-cell-properties fo:padding="0.097cm" fo:border-left="0.75pt solid #000000" fo:border-right="none" fo:border-top="none" fo:border-bottom="0.75pt solid #000000"/>
    </style:style>
    <style:style style:name="Tableau11.D3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8" style:family="table">
      <style:table-properties style:width="9.186cm" table:align="left"/>
    </style:style>
    <style:style style:name="Tableau18.A" style:family="table-column">
      <style:table-column-properties style:column-width="2.364cm"/>
    </style:style>
    <style:style style:name="Tableau18.B" style:family="table-column">
      <style:table-column-properties style:column-width="4.459cm"/>
    </style:style>
    <style:style style:name="Tableau18.1" style:family="table-row">
      <style:table-row-properties style:min-row-height="0.543cm"/>
    </style:style>
    <style:style style:name="Tableau18.A1" style:family="table-cell">
      <style:table-cell-properties style:vertical-align="middle" fo:padding="0.049cm" fo:border="none"/>
    </style:style>
    <style:style style:name="Tableau12" style:family="table">
      <style:table-properties style:width="8.239cm" fo:margin-left="-0.106cm" fo:margin-top="0cm" fo:margin-bottom="0cm" table:align="left"/>
    </style:style>
    <style:style style:name="Tableau12.A" style:family="table-column">
      <style:table-column-properties style:column-width="2.311cm"/>
    </style:style>
    <style:style style:name="Tableau12.B" style:family="table-column">
      <style:table-column-properties style:column-width="3.671cm"/>
    </style:style>
    <style:style style:name="Tableau12.C" style:family="table-column">
      <style:table-column-properties style:column-width="2.258cm"/>
    </style:style>
    <style:style style:name="Tableau12.1" style:family="table-row">
      <style:table-row-properties style:min-row-height="0.452cm" fo:keep-together="auto"/>
    </style:style>
    <style:style style:name="Tableau12.A1" style:family="table-cell">
      <style:table-cell-properties style:vertical-align="bottom" fo:padding-left="0.053cm" fo:padding-right="0.053cm" fo:padding-top="0cm" fo:padding-bottom="0cm" fo:border="none"/>
    </style:style>
    <style:style style:name="Tableau1" style:family="table">
      <style:table-properties style:width="9.186cm" table:align="left"/>
    </style:style>
    <style:style style:name="Tableau1.A" style:family="table-column">
      <style:table-column-properties style:column-width="2.364cm"/>
    </style:style>
    <style:style style:name="Tableau1.B" style:family="table-column">
      <style:table-column-properties style:column-width="4.459cm"/>
    </style:style>
    <style:style style:name="Tableau1.1" style:family="table-row">
      <style:table-row-properties style:min-row-height="0.543cm"/>
    </style:style>
    <style:style style:name="Tableau1.A1" style:family="table-cell">
      <style:table-cell-properties style:vertical-align="middle" fo:padding="0.049cm" fo:border="none"/>
    </style:style>
    <style:style style:name="Tableau18" style:family="table">
      <style:table-properties style:width="9.186cm" table:align="left"/>
    </style:style>
    <style:style style:name="Tableau18.A" style:family="table-column">
      <style:table-column-properties style:column-width="2.364cm"/>
    </style:style>
    <style:style style:name="Tableau18.B" style:family="table-column">
      <style:table-column-properties style:column-width="4.459cm"/>
    </style:style>
    <style:style style:name="Tableau18.1" style:family="table-row">
      <style:table-row-properties style:min-row-height="0.543cm"/>
    </style:style>
    <style:style style:name="Tableau18.A1" style:family="table-cell">
      <style:table-cell-properties style:vertical-align="middle" fo:padding="0.049cm" fo:border="none"/>
    </style:style>
    <style:style style:name="Tableau12" style:family="table">
      <style:table-properties style:width="8.239cm" fo:margin-left="-0.106cm" fo:margin-top="0cm" fo:margin-bottom="0cm" table:align="left"/>
    </style:style>
    <style:style style:name="Tableau12.A" style:family="table-column">
      <style:table-column-properties style:column-width="2.311cm"/>
    </style:style>
    <style:style style:name="Tableau12.B" style:family="table-column">
      <style:table-column-properties style:column-width="3.671cm"/>
    </style:style>
    <style:style style:name="Tableau12.C" style:family="table-column">
      <style:table-column-properties style:column-width="2.258cm"/>
    </style:style>
    <style:style style:name="Tableau12.1" style:family="table-row">
      <style:table-row-properties style:min-row-height="0.452cm" fo:keep-together="auto"/>
    </style:style>
    <style:style style:name="Tableau12.A1" style:family="table-cell">
      <style:table-cell-properties style:vertical-align="bottom" fo:padding-left="0.053cm" fo:padding-right="0.053cm" fo:padding-top="0cm" fo:padding-bottom="0cm" fo:border="none"/>
    </style:style>
    <style:style style:name="Tableau1" style:family="table">
      <style:table-properties style:width="9.186cm" table:align="left"/>
    </style:style>
    <style:style style:name="Tableau1.A" style:family="table-column">
      <style:table-column-properties style:column-width="2.364cm"/>
    </style:style>
    <style:style style:name="Tableau1.B" style:family="table-column">
      <style:table-column-properties style:column-width="4.459cm"/>
    </style:style>
    <style:style style:name="Tableau1.1" style:family="table-row">
      <style:table-row-properties style:min-row-height="0.543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0cf4d5" officeooo:paragraph-rsid="001cc2f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1cc2fd"/>
    </style:style>
    <style:style style:name="P3" style:family="paragraph" style:parent-style-name="Table_20_Contents">
      <style:paragraph-properties fo:text-align="start" style:justify-single-word="false"/>
      <style:text-properties officeooo:paragraph-rsid="001cc2fd"/>
    </style:style>
    <style:style style:name="P4" style:family="paragraph" style:parent-style-name="Standard">
      <style:text-properties officeooo:rsid="00193a8c" officeooo:paragraph-rsid="001cc2fd"/>
    </style:style>
    <style:style style:name="P5" style:family="paragraph" style:parent-style-name="Table_20_Contents">
      <style:text-properties fo:color="#00a933" loext:opacity="100%" fo:font-weight="bold" officeooo:rsid="000cf4d5" officeooo:paragraph-rsid="001cc2fd" style:font-weight-asian="bold" style:font-weight-complex="bold"/>
    </style:style>
    <style:style style:name="P6" style:family="paragraph" style:parent-style-name="Table_20_Contents">
      <style:text-properties officeooo:rsid="000fd8fa" officeooo:paragraph-rsid="001cc2fd"/>
    </style:style>
    <style:style style:name="P7" style:family="paragraph" style:parent-style-name="Table_20_Contents">
      <style:text-properties officeooo:rsid="0013a67c" officeooo:paragraph-rsid="001cc2fd"/>
    </style:style>
    <style:style style:name="P8" style:family="paragraph" style:parent-style-name="Table_20_Contents">
      <style:text-properties officeooo:rsid="00157901" officeooo:paragraph-rsid="001cc2fd"/>
    </style:style>
    <style:style style:name="P9" style:family="paragraph" style:parent-style-name="Standard">
      <style:text-properties officeooo:paragraph-rsid="001cc2fd"/>
    </style:style>
    <style:style style:name="P10" style:family="paragraph" style:parent-style-name="Standard">
      <style:paragraph-properties fo:break-before="page"/>
      <style:text-properties officeooo:rsid="001cc2fd" officeooo:paragraph-rsid="001cc2fd"/>
    </style:style>
    <style:style style:name="P11" style:family="paragraph" style:parent-style-name="Standard">
      <style:text-properties officeooo:paragraph-rsid="001cc2fd"/>
    </style:style>
    <style:style style:name="P12" style:family="paragraph" style:parent-style-name="Table_20_Contents">
      <style:text-properties officeooo:rsid="000fd8fa" officeooo:paragraph-rsid="001cc2fd"/>
    </style:style>
    <style:style style:name="P13" style:family="paragraph" style:parent-style-name="Table_20_Contents">
      <style:text-properties officeooo:rsid="0013a67c" officeooo:paragraph-rsid="001cc2fd"/>
    </style:style>
    <style:style style:name="P14" style:family="paragraph" style:parent-style-name="Table_20_Contents">
      <style:text-properties officeooo:rsid="000cf4d5" officeooo:paragraph-rsid="001cc2fd"/>
    </style:style>
    <style:style style:name="P15" style:family="paragraph" style:parent-style-name="Table_20_Contents">
      <style:paragraph-properties fo:text-align="start" style:justify-single-word="false"/>
      <style:text-properties officeooo:paragraph-rsid="001cc2fd"/>
    </style:style>
    <style:style style:name="T1" style:family="text">
      <style:text-properties officeooo:rsid="001665fb"/>
    </style:style>
    <style:style style:name="T2" style:family="text">
      <style:text-properties officeooo:rsid="001956b0"/>
    </style:style>
    <style:style style:name="T3" style:family="text">
      <style:text-properties officeooo:rsid="001c2bed"/>
    </style:style>
    <style:style style:name="T4" style:family="text">
      <style:text-properties officeooo:rsid="001cc2fd"/>
    </style:style>
    <style:style style:name="T5" style:family="text">
      <style:text-properties officeooo:rsid="001fb5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5">Date et heure</text:p>
          </table:table-cell>
          <table:table-cell table:style-name="Tableau11.A1" office:value-type="string">
            <text:p text:style-name="P5">Lieu</text:p>
          </table:table-cell>
          <table:table-cell table:style-name="Tableau11.A1" office:value-type="string">
            <text:p text:style-name="P5">Intitulé</text:p>
          </table:table-cell>
          <table:table-cell table:style-name="Tableau11.D1" office:value-type="string">
            <text:p text:style-name="P5">Elèves concernés</text:p>
          </table:table-cell>
        </table:table-row>
        <table:table-row>
          <table:table-cell table:style-name="Tableau11.A2" office:value-type="string">
            <text:p text:style-name="P7">Mardi 8 avril à la pause de midi</text:p>
          </table:table-cell>
          <table:table-cell table:style-name="Tableau11.A2" office:value-type="string">
            <text:p text:style-name="P7">Salle polyvalente</text:p>
          </table:table-cell>
          <table:table-cell table:style-name="Tableau11.A2" office:value-type="string">
            <text:p text:style-name="P1">Eco-délégués – Plantes aromatiques <text:span text:style-name="T4">1</text:span></text:p>
          </table:table-cell>
          <table:table-cell table:style-name="Tableau11.D2" office:value-type="string">
            <text:p text:style-name="P9"/>
            <table:table table:name="Tableau18" table:style-name="Tableau18">
              <table:table-column table:style-name="Tableau18.A"/>
              <table:table-column table:style-name="Tableau18.B"/>
              <table:table-column table:style-name="Tableau18.A"/>
              <table:table-row table:style-name="Tableau18.1">
                <table:table-cell table:style-name="Tableau18.A1" office:value-type="string">
                  <text:p text:style-name="P3">6B</text:p>
                </table:table-cell>
                <table:table-cell table:style-name="Tableau18.A1" office:value-type="string">
                  <text:p text:style-name="P3">Affre</text:p>
                </table:table-cell>
                <table:table-cell table:style-name="Tableau18.A1" office:value-type="string">
                  <text:p text:style-name="P3">Martin</text:p>
                </table:table-cell>
              </table:table-row>
              <table:table-row table:style-name="Tableau18.1">
                <table:table-cell table:style-name="Tableau18.A1" office:value-type="string">
                  <text:p text:style-name="P3">6D</text:p>
                </table:table-cell>
                <table:table-cell table:style-name="Tableau18.A1" office:value-type="string">
                  <text:p text:style-name="P3">Siham</text:p>
                </table:table-cell>
                <table:table-cell table:style-name="Tableau18.A1" office:value-type="string">
                  <text:p text:style-name="P3">Ahmed</text:p>
                </table:table-cell>
              </table:table-row>
              <table:table-row table:style-name="Tableau18.1">
                <table:table-cell table:style-name="Tableau18.A1" office:value-type="string">
                  <text:p text:style-name="P3">6D</text:p>
                </table:table-cell>
                <table:table-cell table:style-name="Tableau18.A1" office:value-type="string">
                  <text:p text:style-name="P3">Tour</text:p>
                </table:table-cell>
                <table:table-cell table:style-name="Tableau18.A1" office:value-type="string">
                  <text:p text:style-name="P3">Alseny Junior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11.A3" office:value-type="string">
            <text:p text:style-name="P6">Vendredi <text:span text:style-name="T4">2 mai</text:span> à 11h30</text:p>
          </table:table-cell>
          <table:table-cell table:style-name="Tableau11.A3" office:value-type="string">
            <text:p text:style-name="P6">Salle polyvalente</text:p>
          </table:table-cell>
          <table:table-cell table:style-name="Tableau11.A3" office:value-type="string">
            <text:p text:style-name="P6">Eco-délégués – Jardin fleuri</text:p>
          </table:table-cell>
          <table:table-cell table:style-name="Tableau11.D3" office:value-type="string">
            <text:p text:style-name="P9"/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row table:style-name="Tableau12.1">
                <table:table-cell table:style-name="Tableau12.A1" office:value-type="string">
                  <text:p text:style-name="P2">3C</text:p>
                </table:table-cell>
                <table:table-cell table:style-name="Tableau12.A1" office:value-type="string">
                  <text:p text:style-name="P2">Oussadi</text:p>
                </table:table-cell>
                <table:table-cell table:style-name="Tableau12.A1" office:value-type="string">
                  <text:p text:style-name="P2">Lamis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2">3D</text:p>
                </table:table-cell>
                <table:table-cell table:style-name="Tableau12.A1" office:value-type="string">
                  <text:p text:style-name="P2">Calot</text:p>
                </table:table-cell>
                <table:table-cell table:style-name="Tableau12.A1" office:value-type="string">
                  <text:p text:style-name="P2">Luna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2">3F</text:p>
                </table:table-cell>
                <table:table-cell table:style-name="Tableau12.A1" office:value-type="string">
                  <text:p text:style-name="P2">Nongo</text:p>
                </table:table-cell>
                <table:table-cell table:style-name="Tableau12.A1" office:value-type="string">
                  <text:p text:style-name="P2">Améli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2">3F</text:p>
                </table:table-cell>
                <table:table-cell table:style-name="Tableau12.A1" office:value-type="string">
                  <text:p text:style-name="P2">Djoumoi</text:p>
                </table:table-cell>
                <table:table-cell table:style-name="Tableau12.A1" office:value-type="string">
                  <text:p text:style-name="P2">Ania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11.A3" office:value-type="string">
            <text:p text:style-name="P7">Mardi <text:span text:style-name="T5">29</text:span> avril à la pause de midi</text:p>
          </table:table-cell>
          <table:table-cell table:style-name="Tableau11.A3" office:value-type="string">
            <text:p text:style-name="P7">Salle polyvalente</text:p>
          </table:table-cell>
          <table:table-cell table:style-name="Tableau11.A3" office:value-type="string">
            <text:p text:style-name="P1">Eco-délégués – Plantes aromatiques <text:span text:style-name="T5">2</text:span></text:p>
          </table:table-cell>
          <table:table-cell table:style-name="Tableau11.D3" office:value-type="string">
            <text:p text:style-name="P9"/>
            <table:table table:name="Tableau1" table:style-name="Tableau1">
              <table:table-column table:style-name="Tableau1.A"/>
              <table:table-column table:style-name="Tableau1.B"/>
              <table:table-column table:style-name="Tableau1.A"/>
              <table:table-row table:style-name="Tableau1.1">
                <table:table-cell table:style-name="Tableau1.A1" office:value-type="string">
                  <text:p text:style-name="P3">6B</text:p>
                </table:table-cell>
                <table:table-cell table:style-name="Tableau1.A1" office:value-type="string">
                  <text:p text:style-name="P3">Affre</text:p>
                </table:table-cell>
                <table:table-cell table:style-name="Tableau1.A1" office:value-type="string">
                  <text:p text:style-name="P3">Martin</text:p>
                </table:table-cell>
              </table:table-row>
              <table:table-row table:style-name="Tableau1.1">
                <table:table-cell table:style-name="Tableau1.A1" office:value-type="string">
                  <text:p text:style-name="P3">6D</text:p>
                </table:table-cell>
                <table:table-cell table:style-name="Tableau1.A1" office:value-type="string">
                  <text:p text:style-name="P3">Siham</text:p>
                </table:table-cell>
                <table:table-cell table:style-name="Tableau1.A1" office:value-type="string">
                  <text:p text:style-name="P3">Ahmed</text:p>
                </table:table-cell>
              </table:table-row>
              <table:table-row table:style-name="Tableau1.1">
                <table:table-cell table:style-name="Tableau1.A1" office:value-type="string">
                  <text:p text:style-name="P3">6D</text:p>
                </table:table-cell>
                <table:table-cell table:style-name="Tableau1.A1" office:value-type="string">
                  <text:p text:style-name="P3">Tour</text:p>
                </table:table-cell>
                <table:table-cell table:style-name="Tableau1.A1" office:value-type="string">
                  <text:p text:style-name="P3">Alseny Junior</text:p>
                </table:table-cell>
              </table:table-row>
            </table:table>
            <text:p text:style-name="P9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4:34:58.847000000</meta:creation-date>
    <dc:date>2025-04-03T08:43:32.785000000</dc:date>
    <meta:editing-duration>PT52M53S</meta:editing-duration>
    <meta:editing-cycles>18</meta:editing-cycles>
    <meta:generator>LibreOffice/7.4.3.2$Windows_X86_64 LibreOffice_project/1048a8393ae2eeec98dff31b5c133c5f1d08b890</meta:generator>
    <meta:document-statistic meta:table-count="4" meta:image-count="0" meta:object-count="0" meta:page-count="1" meta:paragraph-count="43" meta:word-count="77" meta:character-count="418" meta:non-whitespace-character-count="381"/>
  </office:meta>
</office:document-meta>
</file>